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Monaco, 'Lucida Console', monospace"/>
    <style:font-face style:name="Consolas1" svg:font-family="Consolas, monospace"/>
    <style:font-face style:name="Segoe UI" svg:font-family="'Segoe UI', system-ui, 'Apple Color Emoji', 'Segoe UI Emoji', sans-serif"/>
    <style:font-face style:name="inter-regular" svg:font-family="inter-regular, system-ui, apple-system, BlinkMacSystemFont, 'Segoe UI', Roboto, 'Helvetica Neue', Helvetica, Arial, sans-serif"/>
    <style:font-face style:name="monospace" svg:font-family="monospace, 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paragraph-properties fo:text-align="justify" style:justify-single-word="false" fo:orphans="2" fo:widows="2"/>
      <style:text-properties fo:font-variant="normal" fo:text-transform="none" fo:color="#f9f9f9" loext:opacity="100%" fo:font-size="8pt" fo:letter-spacing="normal" fo:font-style="normal" fo:font-weight="normal"/>
    </style:style>
    <style:style style:name="P2" style:family="paragraph" style:parent-style-name="Preformatted_20_Text">
      <style:paragraph-properties fo:text-align="justify" style:justify-single-word="false" fo:orphans="2" fo:widows="2"/>
      <style:text-properties fo:font-variant="normal" fo:text-transform="none" fo:font-size="8pt" fo:letter-spacing="normal" fo:font-style="normal" fo:font-weight="normal"/>
    </style:style>
    <style:style style:name="P3" style:family="paragraph" style:parent-style-name="Preformatted_20_Text">
      <style:paragraph-properties fo:orphans="2" fo:widows="2"/>
      <style:text-properties fo:font-variant="normal" fo:text-transform="none" fo:color="#273239" loext:opacity="100%" style:font-name="Times New Roman" fo:font-size="16pt" fo:letter-spacing="normal" fo:font-style="normal" fo:font-weight="normal" officeooo:paragraph-rsid="001f1b40" style:font-size-asian="16pt" style:font-size-complex="16pt"/>
    </style:style>
    <style:style style:name="P4" style:family="paragraph" style:parent-style-name="Preformatted_20_Text">
      <style:paragraph-properties fo:orphans="2" fo:widows="2"/>
      <style:text-properties fo:font-variant="normal" fo:text-transform="none" fo:color="#3a3a3a" loext:opacity="100%" style:font-name="Times New Roman" fo:font-size="16pt" fo:letter-spacing="normal" fo:font-style="normal" fo:font-weight="normal" officeooo:paragraph-rsid="001f1b40" style:font-size-asian="16pt" style:font-size-complex="16pt"/>
    </style:style>
    <style:style style:name="P5" style:family="paragraph" style:parent-style-name="Preformatted_20_Text">
      <style:paragraph-properties fo:orphans="2" fo:widows="2"/>
      <style:text-properties fo:font-variant="normal" fo:text-transform="none" fo:color="#000000" loext:opacity="100%" style:font-name="Times New Roman" fo:font-size="16pt" fo:letter-spacing="normal" fo:font-style="normal" fo:font-weight="normal" officeooo:paragraph-rsid="001f1b40" style:font-size-asian="16pt" style:font-size-complex="16pt"/>
    </style:style>
    <style:style style:name="P6" style:family="paragraph" style:parent-style-name="Preformatted_20_Text">
      <style:paragraph-properties fo:orphans="2" fo:widows="2"/>
      <style:text-properties fo:color="#000000" loext:opacity="100%" style:font-name="Times New Roman" fo:font-size="16pt" fo:font-weight="normal" officeooo:paragraph-rsid="001f8bcb" style:font-size-asian="16pt" style:font-weight-asian="normal" style:font-size-complex="16pt" style:font-weight-complex="normal"/>
    </style:style>
    <style:style style:name="P7" style:family="paragraph" style:parent-style-name="Preformatted_20_Text">
      <style:paragraph-properties fo:margin-left="0cm" fo:margin-right="0cm" fo:margin-top="0cm" fo:margin-bottom="0cm" style:contextual-spacing="false" style:line-height-at-least="0.441cm" fo:text-align="justify" style:justify-single-word="false" fo:orphans="2" fo:widows="2" fo:text-indent="0cm" style:auto-text-indent="false" fo:padding="0cm" fo:border="none"/>
      <style:text-properties fo:font-variant="normal" fo:text-transform="none" fo:color="#f9f9f9" loext:opacity="100%" style:font-name="Times New Roman" fo:font-size="8pt" fo:letter-spacing="normal" fo:font-style="normal" fo:font-weight="normal" officeooo:rsid="001e9f00" officeooo:paragraph-rsid="001e9f00" style:font-size-asian="16pt" style:font-size-complex="16pt" loext:padding="0cm" loext:border="none"/>
    </style:style>
    <style:style style:name="P8" style:family="paragraph" style:parent-style-name="Preformatted_20_Text">
      <style:paragraph-properties fo:margin-top="0cm" fo:margin-bottom="0.499cm" style:contextual-spacing="false" fo:text-align="justify" style:justify-single-word="false" fo:orphans="2" fo:widows="2"/>
      <style:text-properties fo:font-variant="normal" fo:text-transform="none" fo:color="#f9f9f9" loext:opacity="100%" fo:font-size="8pt" fo:letter-spacing="normal" fo:font-style="normal" fo:font-weight="normal"/>
    </style:style>
    <style:style style:name="P9" style:family="paragraph" style:parent-style-name="Preformatted_20_Text">
      <style:paragraph-properties fo:margin-top="0cm" fo:margin-bottom="0.176cm" style:contextual-spacing="false" fo:text-align="start" style:justify-single-word="false" fo:orphans="2" fo:widows="2" fo:padding="0cm" fo:border="none"/>
      <style:text-properties fo:font-variant="normal" fo:text-transform="none" fo:color="#273239" loext:opacity="100%" style:font-name="Times New Roman" fo:font-size="16pt" fo:letter-spacing="normal" fo:font-style="normal" fo:font-weight="normal" style:font-size-asian="16pt" style:font-size-complex="16pt"/>
    </style:style>
    <style:style style:name="P10" style:family="paragraph" style:parent-style-name="Preformatted_20_Text" style:list-style-name="L2">
      <loext:graphic-properties draw:fill="solid" draw:fill-color="#f4f4f4" draw:opacity="100%"/>
      <style:paragraph-properties fo:margin-left="0.353cm" fo:margin-right="0cm" fo:margin-top="0cm" fo:margin-bottom="0cm" style:contextual-spacing="false" style:line-height-at-least="0.353cm" fo:orphans="2" fo:widows="2" fo:text-indent="0cm" style:auto-text-indent="false" fo:background-color="#f4f4f4" fo:padding="0cm" fo:border="none"/>
      <style:text-properties fo:font-variant="normal" fo:text-transform="none" fo:color="#000000" loext:opacity="100%" style:font-name="Times New Roman" fo:font-size="16pt" fo:letter-spacing="normal" fo:font-style="normal" fo:font-weight="normal" officeooo:paragraph-rsid="001f1b40" style:font-size-asian="16pt" style:font-size-complex="16pt"/>
    </style:style>
    <style:style style:name="P11" style:family="paragraph" style:parent-style-name="Preformatted_20_Text" style:list-style-name="L2">
      <loext:graphic-properties draw:fill="solid" draw:fill-color="#f4f4f4" draw:opacity="100%"/>
      <style:paragraph-properties fo:margin-left="0.353cm" fo:margin-right="0cm" fo:margin-top="0cm" fo:margin-bottom="0cm" style:contextual-spacing="false" style:line-height-at-least="0.353cm" fo:orphans="2" fo:widows="2" fo:text-indent="0cm" style:auto-text-indent="false" fo:background-color="#f4f4f4" fo:padding="0cm" fo:border="none"/>
      <style:text-properties fo:font-variant="normal" fo:text-transform="none" fo:color="#000000" loext:opacity="100%" style:font-name="Times New Roman" fo:font-size="16pt" fo:letter-spacing="normal" fo:font-style="normal" fo:font-weight="normal" officeooo:paragraph-rsid="001f1b40" fo:background-color="#f4f4f4" style:font-size-asian="16pt" style:font-size-complex="16pt" loext:padding="0cm" loext:border="none"/>
    </style:style>
    <style:style style:name="P12" style:family="paragraph" style:parent-style-name="Preformatted_20_Text" style:list-style-name="L2">
      <loext:graphic-properties draw:fill="solid" draw:fill-color="#f4f4f4" draw:opacity="100%"/>
      <style:paragraph-properties fo:margin-left="0.353cm" fo:margin-right="0cm" fo:margin-top="0cm" fo:margin-bottom="0cm" style:contextual-spacing="false" style:line-height-at-least="0.353cm" fo:orphans="2" fo:widows="2" fo:text-indent="0cm" style:auto-text-indent="false" fo:background-color="#f4f4f4" fo:padding="0cm" fo:border="none"/>
      <style:text-properties fo:font-variant="normal" fo:text-transform="none" fo:color="#000000" loext:opacity="100%" style:font-name="Times New Roman" fo:font-size="16pt" fo:letter-spacing="normal" officeooo:paragraph-rsid="001f1b40" style:font-size-asian="16pt" style:font-size-complex="16pt"/>
    </style:style>
    <style:style style:name="P13" style:family="paragraph" style:parent-style-name="Preformatted_20_Text">
      <loext:graphic-properties draw:fill="solid" draw:fill-color="#f4f4f4" draw:opacity="100%"/>
      <style:paragraph-properties fo:margin-top="0cm" fo:margin-bottom="0cm" style:contextual-spacing="false" style:line-height-at-least="0.353cm" fo:orphans="2" fo:widows="2" fo:background-color="#f4f4f4" fo:padding="0cm" fo:border="none"/>
      <style:text-properties fo:font-variant="normal" fo:text-transform="none" fo:color="#3a3a3a" loext:opacity="100%" style:font-name="Times New Roman" fo:font-size="16pt" fo:letter-spacing="normal" fo:font-style="normal" fo:font-weight="normal" style:font-size-asian="16pt" style:font-size-complex="16pt"/>
    </style:style>
    <style:style style:name="P14" style:family="paragraph" style:parent-style-name="Standard">
      <style:paragraph-properties fo:orphans="2" fo:widows="2"/>
      <style:text-properties fo:font-variant="normal" fo:text-transform="none" style:font-name="Segoe UI" fo:font-size="16pt" fo:letter-spacing="normal" fo:font-style="normal" fo:font-weight="normal" officeooo:paragraph-rsid="001e9f00" style:font-size-asian="16pt" style:font-size-complex="16pt"/>
    </style:style>
    <style:style style:name="P15" style:family="paragraph" style:parent-style-name="Standard">
      <style:paragraph-properties fo:orphans="2" fo:widows="2"/>
      <style:text-properties fo:font-variant="normal" fo:text-transform="none" style:font-name="Segoe UI" fo:font-size="16pt" fo:letter-spacing="normal" fo:font-style="normal" fo:font-weight="normal" officeooo:paragraph-rsid="001f1b40" style:font-size-asian="16pt" style:font-size-complex="16pt"/>
    </style:style>
    <style:style style:name="P16" style:family="paragraph" style:parent-style-name="Standard">
      <style:paragraph-properties fo:orphans="2" fo:widows="2"/>
      <style:text-properties fo:font-variant="normal" fo:text-transform="none" style:font-name="Segoe UI" fo:font-size="16pt" fo:letter-spacing="normal" fo:font-style="normal" fo:font-weight="normal" officeooo:rsid="001f8bcb" officeooo:paragraph-rsid="001f8bcb" style:font-size-asian="16pt" style:font-size-complex="16pt"/>
    </style:style>
    <style:style style:name="P17" style:family="paragraph" style:parent-style-name="Standard">
      <style:paragraph-properties fo:orphans="2" fo:widows="2"/>
      <style:text-properties fo:font-variant="normal" fo:text-transform="none" style:font-name="Segoe UI" fo:font-size="16pt" fo:letter-spacing="normal" fo:font-style="normal" fo:font-weight="normal" officeooo:rsid="001feb33" officeooo:paragraph-rsid="001feb33" style:font-size-asian="16pt" style:font-weight-asian="normal" style:font-size-complex="16pt" style:font-weight-complex="normal"/>
    </style:style>
    <style:style style:name="P18" style:family="paragraph" style:parent-style-name="Standard">
      <style:paragraph-properties fo:orphans="2" fo:widows="2"/>
      <style:text-properties fo:font-variant="normal" fo:text-transform="none" style:font-name="Segoe UI" fo:font-size="16pt" fo:letter-spacing="normal" fo:font-style="normal" fo:font-weight="bold" officeooo:paragraph-rsid="001f1b40" style:font-size-asian="16pt" style:font-weight-asian="bold" style:font-size-complex="16pt" style:font-weight-complex="bold"/>
    </style:style>
    <style:style style:name="P19" style:family="paragraph" style:parent-style-name="Standard">
      <style:text-properties style:font-name="Times New Roman" fo:font-size="16pt" style:font-size-asian="16pt" style:font-size-complex="16pt"/>
    </style:style>
    <style:style style:name="P20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style:font-name="Segoe UI" fo:font-size="16pt" fo:letter-spacing="normal" fo:font-style="normal" fo:font-weight="normal" officeooo:paragraph-rsid="001d01b4" style:font-size-asian="16pt" style:font-size-complex="16pt"/>
    </style:style>
    <style:style style:name="P2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style:font-name="Segoe UI" fo:font-size="16pt" fo:letter-spacing="normal" fo:font-style="normal" fo:font-weight="normal" officeooo:paragraph-rsid="001f1b40" style:font-size-asian="16pt" style:font-size-complex="16pt"/>
    </style:style>
    <style:style style:name="P2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style:font-name="Times New Roman" fo:font-size="16pt" fo:letter-spacing="normal" fo:font-style="normal" fo:font-weight="normal" officeooo:paragraph-rsid="001f8bcb" style:font-size-asian="16pt" style:font-size-complex="16pt"/>
    </style:style>
    <style:style style:name="P2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style:font-name="Times New Roman" fo:font-size="16pt" fo:letter-spacing="normal" fo:font-style="normal" fo:font-weight="bold" officeooo:paragraph-rsid="001d01b4" style:font-size-asian="16pt" style:font-weight-asian="bold" style:font-size-complex="16pt" style:font-weight-complex="bold"/>
    </style:style>
    <style:style style:name="P2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Times New Roman" fo:font-size="16pt" fo:letter-spacing="normal" fo:font-style="normal" fo:font-weight="normal" officeooo:paragraph-rsid="001f8bcb" style:font-size-asian="16pt" style:font-weight-asian="normal" style:font-size-complex="16pt" style:font-weight-complex="normal" loext:padding="0cm" loext:border="none"/>
    </style:style>
    <style:style style:name="P25" style:family="paragraph" style:parent-style-name="Text_20_body" style:list-style-name="L1">
      <style:paragraph-properties fo:margin-left="0cm" fo:margin-right="0cm" fo:margin-top="0cm" fo:margin-bottom="0cm" style:contextual-spacing="false" style:line-height-at-least="0.441cm" fo:text-align="justify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Times New Roman" fo:font-size="16pt" fo:letter-spacing="normal" fo:font-style="normal" fo:font-weight="normal" style:font-size-asian="16pt" style:font-weight-asian="normal" style:font-size-complex="16pt" style:font-weight-complex="normal" loext:padding="0cm" loext:border="none"/>
    </style:style>
    <style:style style:name="P26" style:family="paragraph" style:parent-style-name="Text_20_body" style:list-style-name="L1">
      <style:paragraph-properties fo:margin-left="0cm" fo:margin-right="0cm" fo:margin-top="0cm" fo:margin-bottom="0cm" style:contextual-spacing="false" style:line-height-at-least="0.441cm" fo:text-align="justify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Times New Roman" fo:font-size="16pt" fo:letter-spacing="normal" fo:font-style="normal" fo:font-weight="normal" officeooo:paragraph-rsid="001f1b40" style:font-size-asian="16pt" style:font-weight-asian="normal" style:font-size-complex="16pt" style:font-weight-complex="normal" loext:padding="0cm" loext:border="none"/>
    </style:style>
    <style:style style:name="P27" style:family="paragraph" style:parent-style-name="Text_20_body">
      <style:paragraph-properties fo:margin-left="0cm" fo:margin-right="0cm" fo:margin-top="0cm" fo:margin-bottom="0cm" style:contextual-spacing="false" style:line-height-at-least="0.441cm" fo:text-align="justify" style:justify-single-word="false" fo:orphans="2" fo:widows="2" fo:text-indent="0cm" style:auto-text-indent="false" fo:padding="0cm" fo:border="none"/>
      <style:text-properties fo:font-variant="normal" fo:text-transform="none" fo:color="#000000" loext:opacity="100%" fo:font-size="16pt" fo:letter-spacing="normal" fo:font-style="normal" fo:font-weight="normal" officeooo:paragraph-rsid="001e9f00"/>
    </style:style>
    <style:style style:name="P28" style:family="paragraph" style:parent-style-name="Text_20_body">
      <style:paragraph-properties fo:margin-left="0cm" fo:margin-right="0cm" fo:margin-top="0cm" fo:margin-bottom="0cm" style:contextual-spacing="false" style:line-height-at-least="0.441cm" fo:text-align="justify" style:justify-single-word="false" fo:orphans="2" fo:widows="2" fo:text-indent="0cm" style:auto-text-indent="false" fo:padding="0cm" fo:border="none"/>
      <style:text-properties fo:font-variant="normal" fo:text-transform="none" fo:color="#000000" loext:opacity="100%" fo:font-size="16pt" fo:letter-spacing="normal" fo:font-style="normal" fo:font-weight="normal" officeooo:rsid="001e9f00" officeooo:paragraph-rsid="001e9f00"/>
    </style:style>
    <style:style style:name="P29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Times New Roman" fo:font-size="16pt" fo:letter-spacing="normal" fo:font-style="normal" fo:font-weight="normal" officeooo:paragraph-rsid="001d01b4" style:font-size-asian="16pt" style:font-weight-asian="normal" style:font-size-complex="16pt" style:font-weight-complex="normal" loext:padding="0cm" loext:border="none"/>
    </style:style>
    <style:style style:name="T1" style:family="text">
      <style:text-properties officeooo:rsid="001d01b4"/>
    </style:style>
    <style:style style:name="T2" style:family="text">
      <style:text-properties style:font-name="Times New Roman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style:font-name="Times New Roman" fo:font-weight="bold" officeooo:rsid="001f1b40" style:font-weight-asian="bold" style:font-weight-complex="bold"/>
    </style:style>
    <style:style style:name="T5" style:family="text"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T6" style:family="text">
      <style:text-properties style:font-name="Times New Roman" officeooo:rsid="001e9f00" style:font-size-asian="16pt" style:font-size-complex="16pt" loext:padding="0cm" loext:border="none"/>
    </style:style>
    <style:style style:name="T7" style:family="text">
      <style:text-properties style:font-name="Times New Roman" style:font-size-asian="16pt" style:font-size-complex="16pt" loext:padding="0cm" loext:border="none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f1b40" style:font-weight-asian="bold" style:font-weight-complex="bold"/>
    </style:style>
    <style:style style:name="T10" style:family="text">
      <style:text-properties fo:font-weight="bold" fo:background-color="#f4f4f4" loext:char-shading-value="0" style:font-weight-asian="bold" style:font-weight-complex="bold" loext:padding="0cm" loext:border="none"/>
    </style:style>
    <style:style style:name="T11" style:family="text">
      <style:text-properties fo:color="#000000" loext:opacity="100%" fo:font-weight="bold" fo:background-color="#f4f4f4" loext:char-shading-value="0" style:font-weight-asian="bold" style:font-weight-complex="bold" loext:padding="0cm" loext:border="none"/>
    </style:style>
    <style:style style:name="T12" style:family="text">
      <style:text-properties fo:color="#000000" loext:opacity="100%" fo:background-color="#f4f4f4" loext:char-shading-value="0" style:font-weight-asian="normal" style:font-weight-complex="normal" loext:padding="0cm" loext:border="none"/>
    </style:style>
    <style:style style:name="T13" style:family="text">
      <style:text-properties officeooo:rsid="001f1b40"/>
    </style:style>
    <style:style style:name="T14" style:family="text">
      <style:text-properties fo:background-color="#f4f4f4" loext:char-shading-value="0" style:font-weight-asian="normal" style:font-weight-complex="normal" loext:padding="0cm" loext:border="none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style="normal"/>
    </style:style>
    <style:style style:name="T17" style:family="text">
      <style:text-properties fo:font-style="normal" fo:font-weight="normal"/>
    </style:style>
    <style:style style:name="T18" style:family="text">
      <style:text-properties fo:font-style="normal" fo:font-weight="normal" fo:background-color="#f4f4f4" loext:char-shading-value="0" loext:padding="0cm" loext:border="none"/>
    </style:style>
    <style:style style:name="T19" style:family="text">
      <style:text-properties fo:font-style="normal" fo:font-weight="normal" fo:background-color="#f4f4f4" loext:char-shading-value="0" style:font-weight-asian="normal" style:font-weight-complex="normal" loext:padding="0cm" loext:border="none"/>
    </style:style>
    <style:style style:name="T20" style:family="text">
      <style:text-properties fo:font-style="normal" fo:font-weight="normal" style:font-weight-asian="normal" style:font-weight-complex="normal"/>
    </style:style>
    <style:style style:name="T21" style:family="text">
      <style:text-properties style:font-weight-asian="normal" style:font-weight-complex="normal"/>
    </style:style>
    <style:style style:name="T22" style:family="text">
      <style:text-properties fo:font-variant="normal" fo:text-transform="none" fo:letter-spacing="normal" fo:font-style="normal"/>
    </style:style>
    <style:style style:name="T23" style:family="text">
      <style:text-properties fo:font-variant="normal" fo:text-transform="none" fo:letter-spacing="normal" fo:font-style="normal" officeooo:rsid="001f8bcb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1. to find whether a given year is leap year not?</text:p>
      <text:p text:style-name="P20"/>
      <text:p text:style-name="P20">package com.th;</text:p>
      <text:p text:style-name="P20">import java.util.Scanner;</text:p>
      <text:p text:style-name="P20"/>
      <text:p text:style-name="P20">public class Main</text:p>
      <text:p text:style-name="P20">{</text:p>
      <text:p text:style-name="P20"/>
      <text:p text:style-name="P20"><text:s text:c="4"/>public static void main(String[] args)</text:p>
      <text:p text:style-name="P20"><text:s text:c="4"/>{</text:p>
      <text:p text:style-name="P20"><text:s text:c="8"/>Scanner sc = new Scanner(System.in);</text:p>
      <text:p text:style-name="P20"><text:s text:c="8"/>// 1. To find whether a given year is a leap year or not</text:p>
      <text:p text:style-name="P20"><text:s text:c="8"/>/*System.out.println("enter the year:");</text:p>
      <text:p text:style-name="P20"><text:s text:c="8"/>int year = sc.nextInt();</text:p>
      <text:p text:style-name="P20"><text:s text:c="8"/>boolean leap = false;</text:p>
      <text:p text:style-name="P20"><text:s text:c="8"/>if (year % 4 == 0)</text:p>
      <text:p text:style-name="P20"><text:s text:c="8"/>{</text:p>
      <text:p text:style-name="P20"/>
      <text:p text:style-name="P20"><text:s text:c="12"/>// if the year is century</text:p>
      <text:p text:style-name="P20"><text:s text:c="12"/>if (year % 100 == 0)</text:p>
      <text:p text:style-name="P20"><text:s text:c="12"/>{</text:p>
      <text:p text:style-name="P20"/>
      <text:p text:style-name="P20"><text:s text:c="16"/>// if year is divided by 400</text:p>
      <text:p text:style-name="P20"><text:s text:c="16"/>// then it is a leap year</text:p>
      <text:p text:style-name="P20"><text:s text:c="16"/>if (year % 400 == 0)</text:p>
      <text:p text:style-name="P20"><text:s text:c="20"/>leap = true;</text:p>
      <text:p text:style-name="P20"><text:s text:c="16"/>else</text:p>
      <text:p text:style-name="P20"><text:s text:c="20"/>leap = false;</text:p>
      <text:p text:style-name="P20"><text:s text:c="12"/>}</text:p>
      <text:p text:style-name="P20"/>
      <text:p text:style-name="P20"><text:s text:c="12"/>// if the year is not century</text:p>
      <text:p text:style-name="P20"><text:s text:c="12"/>else</text:p>
      <text:p text:style-name="P20"><text:s text:c="16"/>leap = true;</text:p>
      <text:p text:style-name="P20"><text:s text:c="8"/>}</text:p>
      <text:p text:style-name="P20"><text:soft-page-break/></text:p>
      <text:p text:style-name="P20"><text:s text:c="8"/>else</text:p>
      <text:p text:style-name="P20"><text:s text:c="12"/>leap = false;</text:p>
      <text:p text:style-name="P20"/>
      <text:p text:style-name="P20"><text:s text:c="8"/>if (leap)</text:p>
      <text:p text:style-name="P20"><text:s text:c="12"/>System.out.println(year + " is a leap year.");</text:p>
      <text:p text:style-name="P20"><text:s text:c="8"/>else</text:p>
      <text:p text:style-name="P20"><text:s text:c="12"/>System.out.println(year + " is not a leap year.");*/</text:p>
      <text:p text:style-name="P20"/>
      <text:p text:style-name="P20"><text:s text:c="4"/>}</text:p>
      <text:p text:style-name="P20">}</text:p>
      <text:p text:style-name="P20"><text:span text:style-name="T1">output:-</text:span></text:p>
      <text:p text:style-name="P20">enter the year:</text:p>
      <text:p text:style-name="P20">2000</text:p>
      <text:p text:style-name="P20">2000 is a leap year.</text:p>
      <text:p text:style-name="P20"/>
      <text:p text:style-name="P20">Process finished with exit code 0</text:p>
      <text:p text:style-name="P20"/>
      <text:p text:style-name="P20"><text:span text:style-name="T3">2. to find the amstrong number :<text:line-break/>12 ----&gt; 1^2+2^2 = 12 -----&gt; not amstrong number<text:line-break/>153 ---- 1^3+5^3+3^3 = 153 then 153 is amstsrong number<text:line-break/>4 digts number we should take to power of 4</text:span></text:p>
      <text:p text:style-name="P20"><text:span text:style-name="T3"/></text:p>
      <text:p text:style-name="P24">package com.th;</text:p>
      <text:p text:style-name="P29">import java.util.Scanner;</text:p>
      <text:list xml:id="list3708451625" text:style-name="L1">
        <text:list-header>
          <text:p text:style-name="P25">import java.lang.Math;</text:p>
          <text:p text:style-name="P25">public class ArmstsrongNumberExample</text:p>
          <text:p text:style-name="P25">{</text:p>
          <text:p text:style-name="P25">//function to check if the number is Armstrong or not</text:p>
          <text:p text:style-name="P25">static boolean isArmstrong(int n)</text:p>
          <text:p text:style-name="P26">{</text:p>
          <text:p text:style-name="P26">int temp,digits=0, last=0, sum=0;</text:p>
          <text:p text:style-name="P25">//assigning n into a temp variable</text:p>
          <text:p text:style-name="P25">temp=n;</text:p>
          <text:p text:style-name="P25">//loop execute until the condition becomes false</text:p>
          <text:p text:style-name="P25">while(temp&gt;0)</text:p>
          <text:p text:style-name="P25"><text:soft-page-break/>{</text:p>
          <text:p text:style-name="P25">temp = temp/10;</text:p>
          <text:p text:style-name="P25">digits++;</text:p>
          <text:p text:style-name="P25">}</text:p>
          <text:p text:style-name="P25">temp = n;</text:p>
          <text:p text:style-name="P25">while(temp&gt;0){</text:p>
          <text:p text:style-name="P25"/>
          <text:p text:style-name="P25">last = temp % 10;</text:p>
          <text:p text:style-name="P25"/>
          <text:p text:style-name="P25">sum += (Math.pow(last, digits));</text:p>
          <text:p text:style-name="P25"/>
          <text:p text:style-name="P25">temp=temp/10;</text:p>
          <text:p text:style-name="P25">}</text:p>
          <text:p text:style-name="P25"/>
          <text:p text:style-name="P25">if(n==sum)</text:p>
          <text:p text:style-name="P25"/>
          <text:p text:style-name="P25">return true;</text:p>
          <text:p text:style-name="P25"/>
          <text:p text:style-name="P25">else return false;</text:p>
          <text:p text:style-name="P25">}</text:p>
          <text:p text:style-name="P25">//driver code</text:p>
          <text:p text:style-name="P25">public static void main(String args[])</text:p>
          <text:p text:style-name="P25">{</text:p>
          <text:p text:style-name="P25">int num;</text:p>
          <text:p text:style-name="P25">Scanner sc= new Scanner(System.in);</text:p>
          <text:p text:style-name="P25">System.out.print("Enter the limit: ");</text:p>
          <text:p text:style-name="P25">//reads the limit from the user</text:p>
          <text:p text:style-name="P25">num=sc.nextInt();</text:p>
          <text:p text:style-name="P25">System.out.println("Armstrong Number up to"+ num + " are: ");</text:p>
          <text:p text:style-name="P25">for(int i=0; i&lt;=num; i++)</text:p>
          <text:p text:style-name="P25">//function calling</text:p>
          <text:p text:style-name="P25">if(isArmstrong(i))</text:p>
          <text:p text:style-name="P25">//prints the armstrong numbers</text:p>
          <text:p text:style-name="P25">System.out.print(i+ ", ");</text:p>
          <text:p text:style-name="P25">}</text:p>
          <text:p text:style-name="P25">}</text:p>
        </text:list-header>
      </text:list>
      <text:p text:style-name="P27"><text:span text:style-name="T6">Output:-</text:span></text:p>
      <text:p text:style-name="P28"><text:span text:style-name="T7">Enter the Limit: 999</text:span></text:p>
      <text:p text:style-name="P28"><text:span text:style-name="T7"/></text:p>
      <text:p text:style-name="P28"><text:soft-page-break/><text:span text:style-name="T7">Armstrong number upto 999 are:</text:span></text:p>
      <text:p text:style-name="P28"><text:span text:style-name="T7">0,1,2,3,4,5,6,7,8,9,153,370,371,407</text:span></text:p>
      <text:p text:style-name="P7">Enter the limit: 999</text:p>
      <text:p text:style-name="P1">Armstrong Number up to 999 are: </text:p>
      <text:p text:style-name="P8">0, 1, 2, 3, 4, 5, 6, 7, 8, 9, 153, 370, 371, 407</text:p>
      <text:p text:style-name="P7">Enter the limit: 999</text:p>
      <text:p text:style-name="P2"><text:span text:style-name="T5">3. to find a perfect number: a number whose factors sum except itself, <text:line-break/>equal to the same number</text:span></text:p>
      <text:p text:style-name="P14"/>
      <text:p text:style-name="P14">// Java program to check if a given number is perfect or not</text:p>
      <text:p text:style-name="P21">package com.th;</text:p>
      <text:p text:style-name="P21">import java.util.Scanner;</text:p>
      <text:p text:style-name="P14">class GFG</text:p>
      <text:p text:style-name="P14">{</text:p>
      <text:p text:style-name="P14"><text:tab/></text:p>
      <text:p text:style-name="P14">static boolean isPerfect(int n)</text:p>
      <text:p text:style-name="P14">{</text:p>
      <text:p text:style-name="P14"><text:tab/>int sum = 1;</text:p>
      <text:p text:style-name="P14"/>
      <text:p text:style-name="P14"><text:tab/>for (int i = 2; i * i &lt;= n; i++)</text:p>
      <text:p text:style-name="P14"><text:tab/>{</text:p>
      <text:p text:style-name="P14"><text:tab/><text:tab/>if (n % i==0)</text:p>
      <text:p text:style-name="P14"><text:tab/><text:tab/>{</text:p>
      <text:p text:style-name="P14"><text:tab/><text:tab/><text:tab/>if(i * i != n)</text:p>
      <text:p text:style-name="P14"><text:tab/><text:tab/><text:tab/><text:tab/>sum = sum + i + n / i;</text:p>
      <text:p text:style-name="P14"><text:tab/><text:tab/><text:tab/>else</text:p>
      <text:p text:style-name="P14"><text:tab/><text:tab/><text:tab/><text:tab/>sum = sum + i;</text:p>
      <text:p text:style-name="P14"><text:tab/><text:tab/>}</text:p>
      <text:p text:style-name="P14"><text:tab/>}</text:p>
      <text:p text:style-name="P14"><text:tab/>// If sum of divisors is equal to</text:p>
      <text:p text:style-name="P14"><text:tab/>// n, then n is a perfect number</text:p>
      <text:p text:style-name="P14"><text:tab/>if (sum == n &amp;&amp; n != 1)</text:p>
      <text:p text:style-name="P14"><text:tab/><text:tab/>return true;</text:p>
      <text:p text:style-name="P14"/>
      <text:p text:style-name="P14"><text:tab/>return false;</text:p>
      <text:p text:style-name="P14">}</text:p>
      <text:p text:style-name="P14"><text:soft-page-break/></text:p>
      <text:p text:style-name="P14">public static void main (String[] args)</text:p>
      <text:p text:style-name="P14">{</text:p>
      <text:p text:style-name="P14"><text:tab/>System.out.println("Below are all perfect" +</text:p>
      <text:p text:style-name="P14"><text:tab/><text:tab/><text:tab/><text:tab/><text:tab/><text:tab/><text:tab/><text:tab/>"numbers till 10000");</text:p>
      <text:p text:style-name="P14"><text:tab/>for (int n = 2; n &lt; 10000; n++)</text:p>
      <text:p text:style-name="P14"><text:tab/><text:tab/>if (isPerfect(n))</text:p>
      <text:p text:style-name="P14"><text:tab/><text:tab/><text:tab/>System.out.println( n +</text:p>
      <text:p text:style-name="P14"><text:tab/><text:tab/><text:tab/><text:tab/><text:tab/>" is a perfect number");</text:p>
      <text:p text:style-name="P14">}</text:p>
      <text:p text:style-name="P14">}</text:p>
      <text:p text:style-name="P14"/>
      <text:p text:style-name="P18"><text:span text:style-name="T13">Output:-</text:span></text:p>
      <text:p text:style-name="P15"/>
      <text:p text:style-name="P3">Below are all perfect numbers till 10000</text:p>
      <text:p text:style-name="P9">6 is a perfect number</text:p>
      <text:p text:style-name="P9">28 is a perfect number</text:p>
      <text:p text:style-name="P9">496 is a perfect number</text:p>
      <text:p text:style-name="P9">8128 is a perfect number</text:p>
      <text:p text:style-name="P15"><text:span text:style-name="T3">4. </text:span><text:span text:style-name="T4">T</text:span><text:span text:style-name="T3">o print multiplication table:</text:span></text:p>
      <text:p text:style-name="P22"><text:span text:style-name="T11"/></text:p>
      <text:p text:style-name="P22"><text:span text:style-name="T12">package com.th;</text:span></text:p>
      <text:p text:style-name="P5"><text:span text:style-name="T14">import java.util.Scanner</text:span><text:span text:style-name="T10">;</text:span></text:p>
      <text:list xml:id="list3941183092" text:style-name="L2">
        <text:list-header>
          <text:p text:style-name="P10"><text:span text:style-name="T14">public</text:span><text:span text:style-name="T21"> </text:span><text:span text:style-name="T14">class</text:span> Multiplication_Table </text:p>
          <text:p text:style-name="P11">{</text:p>
          <text:p text:style-name="P12"><text:s text:c="3"/><text:span text:style-name="T15"><text:s/></text:span><text:span text:style-name="T19">public</text:span><text:span text:style-name="T20"> </text:span><text:span text:style-name="T19">static</text:span><text:span text:style-name="T20"> </text:span><text:span text:style-name="T19">void</text:span><text:span text:style-name="T17"> main</text:span><text:span text:style-name="T18">(String[]</text:span><text:span text:style-name="T17"> args</text:span><text:span text:style-name="T18">)</text:span><text:span text:style-name="T17"> </text:span></text:p>
          <text:p text:style-name="P12"><text:s text:c="4"/><text:span text:style-name="T18">{</text:span></text:p>
          <text:p text:style-name="P12"><text:s text:c="8"/><text:span text:style-name="T17">Scanner s </text:span><text:span text:style-name="T18">=</text:span><text:span text:style-name="T20"> </text:span><text:span text:style-name="T19">new</text:span><text:span text:style-name="T17"> Scanner</text:span><text:span text:style-name="T18">(System</text:span><text:span text:style-name="T17">.</text:span><text:span text:style-name="T18">in);</text:span></text:p>
          <text:p text:style-name="P12"><text:s text:c="8"/><text:span text:style-name="T18">System</text:span><text:span text:style-name="T17">.</text:span><text:span text:style-name="T18">out</text:span><text:span text:style-name="T17">.</text:span><text:span text:style-name="T18">print("Enter number:");</text:span><text:span text:style-name="T17"> <text:s text:c="7"/></text:span></text:p>
          <text:p text:style-name="P12"><text:s text:c="7"/><text:span text:style-name="T15"><text:s/></text:span><text:span text:style-name="T19">int</text:span><text:span text:style-name="T17"> n</text:span><text:span text:style-name="T18">=</text:span><text:span text:style-name="T17">s.</text:span><text:span text:style-name="T18">nextInt();</text:span></text:p>
          <text:p text:style-name="P12"><text:s text:c="7"/><text:span text:style-name="T15"><text:s/></text:span><text:span text:style-name="T19">for(int</text:span><text:span text:style-name="T20"> </text:span><text:span text:style-name="T17">i</text:span><text:span text:style-name="T18">=1;</text:span><text:span text:style-name="T17"> i </text:span><text:span text:style-name="T18">&lt;=</text:span><text:span text:style-name="T17"> </text:span><text:span text:style-name="T18">10;</text:span><text:span text:style-name="T17"> i</text:span><text:span text:style-name="T18">++)</text:span></text:p>
          <text:p text:style-name="P12"><text:s text:c="8"/><text:span text:style-name="T18">{</text:span></text:p>
          <text:p text:style-name="P12"><text:s text:c="12"/><text:span text:style-name="T18">System</text:span><text:span text:style-name="T17">.</text:span><text:span text:style-name="T18">out</text:span><text:span text:style-name="T17">.</text:span><text:span text:style-name="T18">println(</text:span><text:span text:style-name="T17">n</text:span><text:span text:style-name="T18">+" * "+</text:span><text:span text:style-name="T17">i</text:span><text:span text:style-name="T18">+" = "+</text:span><text:span text:style-name="T17">n</text:span><text:span text:style-name="T18">*</text:span><text:span text:style-name="T17">i</text:span><text:span text:style-name="T18">);</text:span></text:p>
          <text:p text:style-name="P12"><text:s text:c="8"/><text:span text:style-name="T18">}</text:span></text:p>
          <text:p text:style-name="P12"><text:s text:c="4"/><text:span text:style-name="T18">}</text:span></text:p>
          <text:p text:style-name="P11"><text:span text:style-name="T8">}</text:span></text:p>
        </text:list-header>
      </text:list>
      <text:p text:style-name="P15"><text:soft-page-break/><text:span text:style-name="T4">Output:</text:span></text:p>
      <text:p text:style-name="P4"><text:span text:style-name="T9">Enter number:7</text:span></text:p>
      <text:p text:style-name="P13">7 * 1 = 7</text:p>
      <text:p text:style-name="P13">7 * 2 = 14</text:p>
      <text:p text:style-name="P13">7 * 3 = 21</text:p>
      <text:p text:style-name="P13">7 * 4 = 28</text:p>
      <text:p text:style-name="P13">7 * 5 = 35</text:p>
      <text:p text:style-name="P13">7 * 6 = 42</text:p>
      <text:p text:style-name="P13">7 * 7 = 49</text:p>
      <text:p text:style-name="P13">7 * 8 = 56</text:p>
      <text:p text:style-name="P13">7 * 9 = 63</text:p>
      <text:p text:style-name="P13">7 * 10 = 70</text:p>
      <text:p text:style-name="P15"><text:span text:style-name="T3"/></text:p>
      <text:p text:style-name="P15"><text:span text:style-name="T3">5. LCM and HCF of two given numbers.</text:span></text:p>
      <text:p text:style-name="P15"><text:span text:style-name="T3"/></text:p>
      <text:p text:style-name="P24"><text:span text:style-name="T22">package com.th;</text:span></text:p>
      <text:p text:style-name="P6"><text:span text:style-name="T22">import java.util.Scanner;</text:span></text:p>
      <text:p text:style-name="P6"><text:span text:style-name="T22">public class JavaExample{</text:span></text:p>
      <text:p text:style-name="P6"><text:span text:style-name="T22">public static void main(String args[]){</text:span></text:p>
      <text:p text:style-name="P6"><text:span text:style-name="T22">int temp1, temp2, num1, num2, temp, hcf, lcm;</text:span></text:p>
      <text:p text:style-name="P6"><text:span text:style-name="T22">Scanner scanner = new Scanner(System.in);</text:span></text:p>
      <text:p text:style-name="P6"><text:span text:style-name="T22">System.out.print("Enter First Number: ");</text:span></text:p>
      <text:p text:style-name="P6"><text:span text:style-name="T22">num1 = scanner.nextInt();</text:span></text:p>
      <text:p text:style-name="P6"><text:span text:style-name="T22">System.out.print("Enter Second Number: ");</text:span></text:p>
      <text:p text:style-name="P6"><text:span text:style-name="T22">num2 = scanner.nextInt();</text:span></text:p>
      <text:p text:style-name="P6"><text:span text:style-name="T22">scanner.close();</text:span></text:p>
      <text:p text:style-name="P6"><text:span text:style-name="T22">temp1 = num1;</text:span></text:p>
      <text:p text:style-name="P6"><text:span text:style-name="T22">temp2 = num2;</text:span></text:p>
      <text:p text:style-name="P6"><text:span text:style-name="T22">while(temp2 != 0){</text:span></text:p>
      <text:p text:style-name="P6"><text:span text:style-name="T22">temp = temp2;</text:span></text:p>
      <text:p text:style-name="P6"><text:span text:style-name="T22">temp2 = temp1%temp2;</text:span></text:p>
      <text:p text:style-name="P6"><text:span text:style-name="T22">temp1 = temp;</text:span></text:p>
      <text:p text:style-name="P6"><text:span text:style-name="T22">}</text:span></text:p>
      <text:p text:style-name="P6"><text:span text:style-name="T22">hcf = temp1;</text:span></text:p>
      <text:p text:style-name="P6"><text:span text:style-name="T22">lcm = (num1*num2)/hcf;</text:span></text:p>
      <text:p text:style-name="P6"><text:span text:style-name="T22">System.out.println("HCF of input numbers: "</text:span><text:span text:style-name="T23">+</text:span><text:span text:style-name="T22">hcf);</text:span></text:p>
      <text:p text:style-name="P6"><text:span text:style-name="T22">System.out.println("LCM of input numbers: "</text:span><text:span text:style-name="T23">+</text:span><text:span text:style-name="T22">lcm);</text:span></text:p>
      <text:p text:style-name="P6"><text:span text:style-name="T22">}</text:span></text:p>
      <text:p text:style-name="P6"><text:span text:style-name="T22">}</text:span></text:p>
      <text:p text:style-name="P15"><text:soft-page-break/><text:span text:style-name="T3"/></text:p>
      <text:p text:style-name="P16"><text:span text:style-name="T3">Output:-</text:span></text:p>
      <text:p text:style-name="P16"><text:span text:style-name="T3"/></text:p>
      <text:p text:style-name="P17"><text:span text:style-name="T2">Enter first number : 10</text:span></text:p>
      <text:p text:style-name="P17"><text:span text:style-name="T2">Enter second number : 35</text:span></text:p>
      <text:p text:style-name="P17"><text:span text:style-name="T2">HCF of two numbers : 5</text:span></text:p>
      <text:p text:style-name="P17"><text:span text:style-name="T2">LCM of two number : 70</text:span></text:p>
      <text:p text:style-name="P17"><text:span text:style-name="T2"/></text:p>
      <text:p text:style-name="P15"><text:span text:style-name="T3"/></text:p>
      <text:p text:style-name="P15"><text:span text:style-name="T3"/></text:p>
      <text:p text:style-name="P1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Monaco, 'Lucida Console', monospace"/>
    <style:font-face style:name="Consolas1" svg:font-family="Consolas, monospace"/>
    <style:font-face style:name="Segoe UI" svg:font-family="'Segoe UI', system-ui, 'Apple Color Emoji', 'Segoe UI Emoji', sans-serif"/>
    <style:font-face style:name="inter-regular" svg:font-family="inter-regular, system-ui, apple-system, BlinkMacSystemFont, 'Segoe UI', Roboto, 'Helvetica Neue', Helvetica, Arial, sans-serif"/>
    <style:font-face style:name="monospace" svg:font-family="monospace, 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21T20:15:06.016000000</meta:creation-date>
    <dc:date>2021-09-21T21:29:21.961000000</dc:date>
    <meta:editing-duration>PT4M56S</meta:editing-duration>
    <meta:editing-cycles>1</meta:editing-cycles>
    <meta:document-statistic meta:table-count="0" meta:image-count="0" meta:object-count="0" meta:page-count="7" meta:paragraph-count="193" meta:word-count="737" meta:character-count="4368" meta:non-whitespace-character-count="3362"/>
    <meta:generator>LibreOffice/7.0.4.2$Windows_X86_64 LibreOffice_project/dcf040e67528d9187c66b2379df5ea4407429775</meta:generator>
  </office:meta>
</office:document-meta>
</file>